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05cm" svg:height="1.361cm" draw:transform="skewX (-0.00122173047639603) rotate (-1.55369210012535) translate (4.3965609241221cm 3.6718725169559cm)" svg:viewBox="0 0 4306 1362" svg:d="M347 718c452-80 1165-88 1782-82 617 7 1249 239 1627 689 150 168 682-276 519-432-506-418-1272-876-2190-880-918-3-1493 12-2001-13-142 2-135 750 263 718z">
          <text:p/>
        </draw:path>
        <draw:path draw:style-name="gr1" draw:text-style-name="P1" draw:layer="layout" svg:width="1.045cm" svg:height="3.467cm" draw:transform="rotate (-1.55281943549936) translate (6.9342645765479cm 3.0211537883372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4.022cm" svg:height="0.783cm" draw:transform="skewX (-0.00122173047639603) rotate (-1.55369210012535) translate (6.8645609241221cm 3.3688725169559cm)" svg:viewBox="0 0 4023 784" svg:d="M347 718c452-80 1150 20 1767 27 617 6 1502 53 1771 35 270-17 102-675-155-709-256-33-742 55-1660 51s-1478-97-1986-122c-142 2-135 750 263 718z">
          <text:p/>
        </draw:path>
        <draw:path draw:style-name="gr1" draw:text-style-name="P1" draw:layer="layout" svg:width="0.903cm" svg:height="0.661cm" draw:transform="rotate (-2.15757602131539) translate (6.9866577737704cm 7.035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6.9924734765608cm 3.459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2098244404372cm 3.17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9086577737704cm 7.477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4.5244734765608cm 3.76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6) rotate (-2.1556561591382) translate (4.1974573185944cm 3.466295833161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98cm" svg:height="4.351cm" draw:transform="rotate (-1.57533418285008) translate (7.25857457384cm 7.05199254085681cm)" svg:viewBox="0 0 1199 4352" svg:d="M1199 4261c-55-216-208-1352-252-1711-43-360-169-1532-170-1625 0-93 5-187 168-171 164 17 97-681-142-707-730-81-813-111-802 371s169 1624 223 2088c54 462 130 1369 171 1656 40 286 815 188 804 99z">
          <text:p/>
        </draw:path>
        <draw:path draw:style-name="gr1" draw:text-style-name="P1" draw:layer="layout" svg:width="0.902cm" svg:height="0.661cm" draw:transform="rotate (-2.15687788961459) translate (7.3357911453987cm 7.829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736cm" svg:height="1.057cm" svg:x="2.751cm" svg:y="7.542cm" svg:viewBox="0 0 737 1058" svg:d="M1 342c24 150 29 492 28 660s726-78 708-258-30-640-33-727-727 175-703 325z">
          <text:p/>
        </draw:path>
        <draw:path draw:style-name="gr1" draw:text-style-name="P1" draw:layer="layout" svg:width="0.902cm" svg:height="0.661cm" draw:transform="rotate (-2.15687788961459) translate (3.5817911453987cm 7.571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157911453987cm 8.304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6:25.26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